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76cm" draw:marker-start-width="0.314cm" draw:marker-end-width="0.314cm" draw:fill="solid" draw:fill-color="#ffffff" draw:textarea-horizontal-align="justify" draw:textarea-vertical-align="middle" draw:auto-grow-height="false" fo:padding-top="0.163cm" fo:padding-bottom="0.163cm" fo:padding-left="0.288cm" fo:padding-right="0.288cm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 draw:shadow="visible" draw:shadow-offset-x="0.305cm" draw:shadow-offset-y="0.305cm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 draw:shadow="visible" draw:shadow-offset-x="0.305cm" draw:shadow-offset-y="0.305cm"/>
    </style:style>
    <style:style style:name="gr4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5cm"/>
    </style:style>
    <style:style style:name="gr6" style:family="graphic" style:parent-style-name="standard">
      <style:graphic-properties draw:stroke="dash" draw:stroke-dash="_32__20_Dots_20_1_20_Dash" svg:stroke-width="0.051cm" draw:marker-start="Arrowheads_20_2" draw:marker-start-width="0.276cm" draw:marker-end="Arrowheads_20_1" draw:marker-end-width="0.3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76cm" draw:marker-start-width="0.314cm" draw:marker-end-width="0.314cm" draw:fill="solid" draw:fill-color="#ffffff" draw:opacity="0%" draw:textarea-horizontal-align="justify" draw:textarea-vertical-align="middle" draw:auto-grow-height="false" fo:padding-top="0.163cm" fo:padding-bottom="0.163cm" fo:padding-left="0.288cm" fo:padding-right="0.288cm" draw:shadow-opacity="0%"/>
    </style:style>
    <style:style style:name="gr8" style:family="graphic" style:parent-style-name="standard">
      <style:graphic-properties draw:stroke="solid" draw:stroke-dash="_32__20_Dots_20_1_20_Dash" svg:stroke-width="0.051cm" draw:marker-start="Arrowheads_20_2" draw:marker-start-width="0.276cm" draw:marker-end="Arrowheads_20_1" draw:marker-end-width="0.376cm" draw:textarea-horizontal-align="center" draw:textarea-vertical-align="middle" fo:padding-top="0.15cm" fo:padding-bottom="0.15cm" fo:padding-left="0.275cm" fo:padding-right="0.275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9.2000007629395pt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9.2000007629395pt"/>
    </style:style>
    <style:style style:name="P4" style:family="paragraph">
      <style:paragraph-properties fo:text-align="center"/>
      <style:text-properties fo:font-size="19.2000007629395pt" fo:font-weight="bold" style:font-weight-asian="bold" style:font-weight-complex="bold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19.2000007629395pt" fo:font-weight="bold" style:font-weight-asian="bold" style:font-weight-complex="bold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0.792cm" svg:height="3.379cm" svg:x="8.281cm" svg:y="0.8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821cm" svg:height="2.704cm" svg:x="8.252cm" svg:y="4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792cm" svg:height="3.739cm" svg:x="2.539cm" svg:y="11.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792cm" svg:height="3.739cm" svg:x="2.539cm" svg:y="16.5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791cm" svg:height="3.739cm" svg:x="15.236cm" svg:y="11.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791cm" svg:height="3.739cm" svg:x="15.236cm" svg:y="16.5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345cm" svg:height="1.416cm" svg:x="8.916cm" svg:y="1.563cm">
          <text:p text:style-name="P2"><text:span text:style-name="T1">PE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45cm" svg:height="1.416cm" svg:x="10.932cm" svg:y="2.311cm">
          <text:p text:style-name="P2"><text:span text:style-name="T1">PE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45cm" svg:height="1.416cm" svg:x="12.948cm" svg:y="1.563cm">
          <text:p text:style-name="P2"><text:span text:style-name="T1">PE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44cm" svg:height="1.416cm" svg:x="14.966cm" svg:y="2.311cm">
          <text:p text:style-name="P2"><text:span text:style-name="T1">PE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44cm" svg:height="1.415cm" svg:x="16.982cm" svg:y="1.591cm">
          <text:p text:style-name="P2"><text:span text:style-name="T1">PE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415cm" svg:x="13.322cm" svg:y="5.511cm">
          <text:p text:style-name="P2"><text:span text:style-name="T1">PD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415cm" svg:x="6.982cm" svg:y="12.343cm">
          <text:p text:style-name="P2"><text:span text:style-name="T1">PE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416cm" svg:x="8.887cm" svg:y="13.091cm">
          <text:p text:style-name="P2"><text:span text:style-name="T1">PE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416cm" svg:x="3.173cm" svg:y="12.101cm">
          <text:p text:style-name="P2"><text:span text:style-name="T1">PE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416cm" svg:x="5.079cm" svg:y="13cm">
          <text:p text:style-name="P2"><text:span text:style-name="T1">PE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415cm" svg:x="10.791cm" svg:y="12.371cm">
          <text:p text:style-name="P2"><text:span text:style-name="T1">PE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69cm" svg:height="1.415cm" svg:x="19.679cm" svg:y="12.343cm">
          <text:p text:style-name="P2"><text:span text:style-name="T1">PE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416cm" svg:x="21.583cm" svg:y="13.091cm">
          <text:p text:style-name="P2"><text:span text:style-name="T1">PE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416cm" svg:x="15.869cm" svg:y="12.101cm">
          <text:p text:style-name="P2"><text:span text:style-name="T1">PE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416cm" svg:x="17.776cm" svg:y="13.092cm">
          <text:p text:style-name="P2"><text:span text:style-name="T1">PE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415cm" svg:x="23.487cm" svg:y="12.371cm">
          <text:p text:style-name="P2"><text:span text:style-name="T1">PE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447cm" svg:x="6.982cm" svg:y="17.478cm">
          <text:p text:style-name="P2"><text:span text:style-name="T1">PD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cm" svg:height="1.415cm" svg:x="9.52cm" svg:y="18.139cm">
          <text:p text:style-name="P2"><text:span text:style-name="T1">PD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352cm" svg:x="3.808cm" svg:y="17.572cm">
          <text:p text:style-name="P2"><text:span text:style-name="T1">PD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415cm" svg:x="11.425cm" svg:y="17.418cm">
          <text:p text:style-name="P2"><text:span text:style-name="T1">PD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69cm" svg:height="1.416cm" svg:x="19.679cm" svg:y="17.391cm">
          <text:p text:style-name="P2"><text:span text:style-name="T1">PDP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416cm" svg:x="21.583cm" svg:y="18.14cm">
          <text:p text:style-name="P2"><text:span text:style-name="T1">PD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7cm" svg:height="1.416cm" svg:x="15.871cm" svg:y="17.392cm">
          <text:p text:style-name="P2"><text:span text:style-name="T1">PD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7cm" svg:height="1.416cm" svg:x="17.776cm" svg:y="18.141cm">
          <text:p text:style-name="P2"><text:span text:style-name="T1">PD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7cm" svg:height="1.415cm" svg:x="23.487cm" svg:y="17.419cm">
          <text:p text:style-name="P2"><text:span text:style-name="T1">PDP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48cm" svg:height="1.015cm" svg:x="11.389cm" svg:y="8.393cm">
          <draw:text-box>
            <text:p text:style-name="P2"><text:span text:style-name="T2">Initial Architecture</text:span></text:p>
          </draw:text-box>
        </draw:frame>
        <draw:frame draw:style-name="gr5" draw:text-style-name="P5" draw:layer="layout" svg:width="6.983cm" svg:height="1.015cm" svg:x="3.808cm" svg:y="20.952cm">
          <draw:text-box>
            <text:p text:style-name="P2"><text:span text:style-name="T2">Synergic Architecture</text:span></text:p>
          </draw:text-box>
        </draw:frame>
        <draw:frame draw:style-name="gr5" draw:text-style-name="P5" draw:layer="layout" svg:width="8.252cm" svg:height="1.015cm" svg:x="17.139cm" svg:y="20.952cm">
          <draw:text-box>
            <text:p text:style-name="P2"><text:span text:style-name="T2">Non Synergic Architecture</text:span></text:p>
          </draw:text-box>
        </draw:frame>
        <draw:line draw:style-name="gr6" draw:text-style-name="P1" draw:layer="layout" svg:x1="17.766cm" svg:y1="2.87cm" svg:x2="14.592cm" svg:y2="6.249cm">
          <text:p/>
        </draw:line>
        <draw:line draw:style-name="gr6" draw:text-style-name="P1" draw:layer="layout" svg:x1="9.513cm" svg:y1="2.87cm" svg:x2="13.322cm" svg:y2="6.249cm">
          <text:p/>
        </draw:line>
        <draw:line draw:style-name="gr6" draw:text-style-name="P1" draw:layer="layout" svg:x1="15.862cm" svg:y1="3.546cm" svg:x2="14.592cm" svg:y2="5.574cm">
          <text:p/>
        </draw:line>
        <draw:line draw:style-name="gr6" draw:text-style-name="P1" draw:layer="layout" svg:x1="13.322cm" svg:y1="2.87cm" svg:x2="13.957cm" svg:y2="5.574cm">
          <text:p/>
        </draw:line>
        <draw:line draw:style-name="gr6" draw:text-style-name="P1" draw:layer="layout" svg:x1="11.418cm" svg:y1="3.546cm" svg:x2="13.322cm" svg:y2="5.574cm">
          <text:p/>
        </draw:line>
        <draw:line draw:style-name="gr6" draw:text-style-name="P1" draw:layer="layout" svg:x1="3.808cm" svg:y1="13.517cm" svg:x2="4.443cm" svg:y2="17.572cm">
          <text:p/>
        </draw:line>
        <draw:line draw:style-name="gr6" draw:text-style-name="P1" draw:layer="layout" svg:x1="5.713cm" svg:y1="14.193cm" svg:x2="4.443cm" svg:y2="17.572cm">
          <text:p/>
        </draw:line>
        <draw:line draw:style-name="gr6" draw:text-style-name="P1" draw:layer="layout" svg:x1="7.617cm" svg:y1="13.517cm" svg:x2="7.617cm" svg:y2="17.572cm">
          <text:p/>
        </draw:line>
        <draw:line draw:style-name="gr6" draw:text-style-name="P1" draw:layer="layout" svg:x1="9.521cm" svg:y1="14.193cm" svg:x2="10.156cm" svg:y2="18.248cm">
          <text:p/>
        </draw:line>
        <draw:line draw:style-name="gr6" draw:text-style-name="P1" draw:layer="layout" svg:x1="11.426cm" svg:y1="13.517cm" svg:x2="12.061cm" svg:y2="17.572cm">
          <text:p/>
        </draw:line>
        <draw:line draw:style-name="gr6" draw:text-style-name="P1" draw:layer="layout" svg:x1="16.504cm" svg:y1="13.517cm" svg:x2="16.504cm" svg:y2="17.572cm">
          <text:p/>
        </draw:line>
        <draw:line draw:style-name="gr6" draw:text-style-name="P1" draw:layer="layout" svg:x1="16.504cm" svg:y1="13.517cm" svg:x2="18.408cm" svg:y2="18.248cm">
          <text:p/>
        </draw:line>
        <draw:line draw:style-name="gr6" draw:text-style-name="P1" draw:layer="layout" svg:x1="24.122cm" svg:y1="13.517cm" svg:x2="24.757cm" svg:y2="17.572cm">
          <text:p/>
        </draw:line>
        <draw:line draw:style-name="gr6" draw:text-style-name="P1" draw:layer="layout" svg:x1="22.217cm" svg:y1="14.193cm" svg:x2="22.217cm" svg:y2="18.248cm">
          <text:p/>
        </draw:line>
        <draw:line draw:style-name="gr6" draw:text-style-name="P1" draw:layer="layout" svg:x1="20.313cm" svg:y1="13.517cm" svg:x2="20.313cm" svg:y2="17.572cm">
          <text:p/>
        </draw:line>
        <draw:line draw:style-name="gr6" draw:text-style-name="P1" draw:layer="layout" svg:x1="20.313cm" svg:y1="13.517cm" svg:x2="19.043cm" svg:y2="18.248cm">
          <text:p/>
        </draw:line>
        <draw:custom-shape draw:style-name="gr7" draw:text-style-name="P1" draw:layer="layout" svg:width="12.061cm" svg:height="10.138cm" svg:x="1.904cm" svg:y="10.8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12.061cm" svg:height="10.138cm" svg:x="14.6cm" svg:y="10.8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22.217cm" svg:y1="14.193cm" svg:x2="24.121cm" svg:y2="17.572cm">
          <text:p/>
        </draw:line>
        <draw:line draw:style-name="gr8" draw:text-style-name="P1" draw:layer="layout" svg:x1="14.605cm" svg:y1="9.525cm" svg:x2="17.145cm" svg:y2="10.795cm">
          <text:p/>
        </draw:line>
        <draw:custom-shape draw:style-name="gr7" draw:text-style-name="P1" draw:layer="layout" svg:width="12.061cm" svg:height="8.111cm" svg:x="7.617cm" svg:y="0.1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3.97cm" svg:y1="9.525cm" svg:x2="11.43cm" svg:y2="10.795cm">
          <text:p/>
        </draw:lin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902" svg:d="m564 0-564 902h1131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2.3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25cm" svg:height="7.047cm" svg:x="1.234cm" svg:y="2.397cm" draw:page-number="1"/>
      <draw:page-thumbnail draw:layer="backgroundobjects" svg:width="8.825cm" svg:height="7.047cm" svg:x="1.234cm" svg:y="10.445cm"/>
      <draw:page-thumbnail draw:layer="backgroundobjects" svg:width="8.825cm" svg:height="7.047cm" svg:x="1.234cm" svg:y="18.493cm"/>
      <draw:page-thumbnail draw:layer="backgroundobjects" svg:width="8.825cm" svg:height="7.047cm" svg:x="11.529cm" svg:y="2.397cm"/>
      <draw:page-thumbnail draw:layer="backgroundobjects" svg:width="8.825cm" svg:height="7.047cm" svg:x="11.529cm" svg:y="10.445cm"/>
      <draw:page-thumbnail draw:layer="backgroundobjects" svg:width="8.825cm" svg:height="7.047cm" svg:x="11.529cm" svg:y="18.493cm"/>
    </style:handout-master>
    <style:master-page style:name="Default" style:page-layout-name="PM1" draw:style-name="Mdp1">
      <draw:frame presentation:style-name="Default-title" draw:layer="backgroundobjects" svg:width="25.191cm" svg:height="3.732cm" svg:x="1.399cm" svg:y="0.89cm" presentation:class="title" presentation:placeholder="true">
        <draw:text-box/>
      </draw:frame>
      <draw:frame presentation:style-name="Default-outline1" draw:layer="backgroundobjects" svg:width="25.191cm" svg:height="14.752cm" svg:x="1.399cm" svg:y="5.23cm" presentation:class="outline" presentation:placeholder="true">
        <draw:text-box/>
      </draw:frame>
      <draw:frame presentation:style-name="Mpr1" draw:text-style-name="MP1" draw:layer="backgroundobjects" svg:width="6.521cm" svg:height="1.541cm" svg:x="1.399cm" svg:y="20.36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541cm" svg:x="9.572cm" svg:y="20.36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541cm" svg:x="20.068cm" svg:y="20.36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lkateb </meta:initial-creator>
    <meta:creation-date>2011-10-04T18:08:10</meta:creation-date>
    <meta:editing-duration>PT02H50M56S</meta:editing-duration>
    <meta:editing-cycles>29</meta:editing-cycles>
    <meta:generator>OpenOffice.org/3.2$Linux OpenOffice.org_project/320m19$Build-9505</meta:generator>
    <dc:date>2011-10-06T00:05:32</dc:date>
    <dc:creator>elkateb </dc:creator>
    <meta:document-statistic meta:object-count="79"/>
  </office:meta>
</office:document-meta>
</file>